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0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854in"/>
    </style:style>
    <style:style style:name="Table2.B" style:family="table-column">
      <style:table-column-properties style:column-width="4.54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4p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size="16pt" style:font-size-asian="16pt" style:font-size-complex="16pt"/>
    </style:style>
    <style:style style:name="P8" style:family="paragraph" style:parent-style-name="Table_20_Contents">
      <style:text-properties style:font-name="Arial" fo:font-size="14pt" style:font-size-asian="12.25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T1" style:family="text">
      <style:text-properties officeooo:rsid="001e10a9"/>
    </style:style>
    <style:style style:name="T2" style:family="text">
      <style:text-properties officeooo:rsid="001f8f32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218b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neca College School of Information &amp; Communications Technology</text:p>
      <text:p text:style-name="P3">SEC520 – Internet Security – <text:span text:style-name="T4">Fall</text:span><text:span text:style-name="T1"> 201</text:span><text:span text:style-name="T2">5</text:span></text:p>
      <text:p text:style-name="P3">Lab Log Book</text:p>
      <text:p text:style-name="P1"/>
      <text:p text:style-name="P4">Name: ____________________________________________________</text:p>
      <text:p text:style-name="P4"/>
      <text:p text:style-name="P4">E-mail: ___________________________________ @learn.senecac.on.ca</text:p>
      <text:p text:style-name="P4"/>
      <text:p text:style-name="P4">Due dates below are subject to confirmation by your professor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9">Due Date</text:p>
          </table:table-cell>
          <table:table-cell table:style-name="Table1.A1" office:value-type="string">
            <text:p text:style-name="P9">Date Completed</text:p>
          </table:table-cell>
          <table:table-cell table:style-name="Table1.D1" office:value-type="string">
            <text:p text:style-name="P9">Checked By</text:p>
          </table:table-cell>
        </table:table-row>
        <table:table-row>
          <table:table-cell table:style-name="Table1.A2" office:value-type="string">
            <text:p text:style-name="P8">Lab 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Lab 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Lab 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Lab 4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Lab 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Lab 6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Lab 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Lab 8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Assignment 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10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Test 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10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Test 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10" office:value-type="string">
            <text:p text:style-name="P8"/>
          </table:table-cell>
        </table:table-row>
      </table:table>
      <text:p text:style-name="P4"/>
      <text:p text:style-name="P4">Course Information: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Course Homepage</text:p>
          </table:table-cell>
          <table:table-cell table:style-name="Table2.B1" office:value-type="string">
            <text:p text:style-name="P8">http://zenit.senecac.on.ca/wiki/index.php/SEC520</text:p>
          </table:table-cell>
        </table:table-row>
        <table:table-row>
          <table:table-cell table:style-name="Table2.A2" office:value-type="string">
            <text:p text:style-name="P8">Section Code</text:p>
          </table:table-cell>
          <table:table-cell table:style-name="Table2.B2" office:value-type="string">
            <text:p text:style-name="P8">SEC520</text:p>
          </table:table-cell>
        </table:table-row>
        <table:table-row>
          <table:table-cell table:style-name="Table2.A2" office:value-type="string">
            <text:p text:style-name="P8">Instructor Name</text:p>
          </table:table-cell>
          <table:table-cell table:style-name="Table2.B2" office:value-type="string">
            <text:p text:style-name="P8">Murray Saul</text:p>
          </table:table-cell>
        </table:table-row>
        <table:table-row>
          <table:table-cell table:style-name="Table2.A2" office:value-type="string">
            <text:p text:style-name="P8">Instructor E-mail</text:p>
          </table:table-cell>
          <table:table-cell table:style-name="Table2.B2" office:value-type="string">
            <text:p text:style-name="P8">murray.saul@senecacollege.ca</text:p>
          </table:table-cell>
        </table:table-row>
        <table:table-row>
          <table:table-cell table:style-name="Table2.A2" office:value-type="string">
            <text:p text:style-name="P8">Instructor Home Page</text:p>
          </table:table-cell>
          <table:table-cell table:style-name="Table2.B2" office:value-type="string">
            <text:p text:style-name="P8">http://cs.senecac.on.ca/~murray.saul</text:p>
          </table:table-cell>
        </table:table-row>
      </table:table>
      <text:p text:style-name="P4"/>
      <text:p text:style-name="P5">You may bring this lab book (without additional pages, handwritten notes only)<text:line-break/>to the SEC520 labs, quizzes, tests, and final exam.</text:p>
      <text:p text:style-name="Standard"/>
      <text:p text:style-name="P5">This book is a record of your completed labs – do not lose it.</text:p>
      <text:p text:style-name="P7">Lab 1<text:tab/><text:tab/><text:tab/><text:tab/><text:tab/><text:span text:style-name="T3">Name: _____________________________</text:span></text:p>
      <text:p text:style-name="Standard"/>
      <text:p text:style-name="Standard"/>
      <text:p text:style-name="Standard"/>
      <text:p text:style-name="P7">Lab 2<text:tab/><text:tab/><text:tab/><text:tab/><text:tab/><text:span text:style-name="T3">Name: _____________________________</text:span></text:p>
      <text:p text:style-name="P6"/>
      <text:p text:style-name="P6"/>
      <text:p text:style-name="P7">Lab 3<text:tab/><text:span text:style-name="T3"><text:tab/><text:tab/><text:tab/><text:tab/>Name: _____________________________</text:span></text:p>
      <text:p text:style-name="P6"/>
      <text:p text:style-name="P6"/>
      <text:p text:style-name="P7">Lab 4<text:tab/><text:span text:style-name="T3"><text:tab/><text:tab/><text:tab/><text:tab/>Name: _____________________________</text:span></text:p>
      <text:p text:style-name="P6"/>
      <text:p text:style-name="P6"/>
      <text:p text:style-name="P7">Lab 5<text:tab/><text:span text:style-name="T3"><text:tab/><text:tab/><text:tab/><text:tab/>Name: _____________________________</text:span></text:p>
      <text:p text:style-name="P6"/>
      <text:p text:style-name="P6"/>
      <text:p text:style-name="P7">Lab 6<text:span text:style-name="T3"><text:tab/><text:tab/><text:tab/><text:tab/><text:tab/>Name: _____________________________</text:span></text:p>
      <text:p text:style-name="P6"/>
      <text:p text:style-name="P6"/>
      <text:p text:style-name="P7">Lab 7<text:tab/><text:span text:style-name="T3"><text:tab/><text:tab/><text:tab/>Name: _____________________________</text:span></text:p>
      <text:p text:style-name="P6"/>
      <text:p text:style-name="P7">Lab 8<text:tab/><text:span text:style-name="T3"><text:tab/><text:tab/><text:tab/>Name: _____________________________</text:span></text:p>
      <text:p text:style-name="P6"/>
      <text:p text:style-name="P6"/>
      <text:p text:style-name="P7">Assignment #1<text:span text:style-name="T3"><text:tab/><text:tab/><text:tab/><text:tab/>Name: _____________________________</text:span></text:p>
      <text:p text:style-name="P6"/>
      <text:p text:style-name="P6"/>
      <text:p text:style-name="P7">Assignment #2<text:tab/><text:span text:style-name="T3"><text:tab/><text:tab/><text:tab/>Name: _____________________________</text:span></text:p>
      <text:p text:style-name="P6"/>
      <text:p text:style-name="P6"/>
      <text:p text:style-name="P7">Test #1<text:span text:style-name="T3"><text:tab/><text:tab/><text:tab/><text:tab/>Name: _____________________________</text:span></text:p>
      <text:p text:style-name="P6"/>
      <text:p text:style-name="P6"/>
      <text:p text:style-name="P7">Test #2<text:span text:style-name="T3"><text:tab/><text:tab/><text:tab/><text:tab/>Name: 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e10a9"/>
    </style:style>
    <style:style style:name="MT2" style:family="text">
      <style:text-properties officeooo:rsid="001f8f3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SEC520 – <text:span text:style-name="MT1">Winter 201</text:span><text:span text:style-name="MT2">5</text:span><text:tab/>Page <text:page-number text:select-page="current">2</text:page-number> of <text:page-count>13</text:page-count> pages<text:tab/>Lab Log Boo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ray Saul</meta:initial-creator>
    <meta:creation-date>2012-05-09T10:48:34</meta:creation-date>
    <dc:date>2015-09-09T12:52:08.39</dc:date>
    <meta:editing-duration>PT19M9S</meta:editing-duration>
    <meta:editing-cycles>3</meta:editing-cycles>
    <meta:generator>LibreOffice/4.0.4.2$Windows_x86 LibreOffice_project/9e9821abd0ffdbc09cd8c52eaa574fa09eb08f2</meta:generator>
    <meta:document-statistic meta:table-count="2" meta:image-count="0" meta:object-count="0" meta:page-count="13" meta:paragraph-count="47" meta:word-count="172" meta:character-count="1429" meta:non-whitespace-character-count="1258"/>
  </office:meta>
</office:document-meta>
</file>